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4000001F4183F6757BD4E35FC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avid CLM" svg:font-family="'David CLM'" style:font-family-generic="system" style:font-pitch="variable"/>
    <style:font-face style:name="David CLM1" svg:font-family="'David CLM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Header">
      <style:text-properties fo:font-size="2pt" style:font-size-asian="1.75pt" style:font-size-complex="2pt"/>
    </style:style>
    <style:style style:name="P2" style:family="paragraph" style:parent-style-name="Footer">
      <style:text-properties style:font-name="Arial" fo:font-size="10pt" fo:language="en" fo:country="US" officeooo:rsid="00047b4c" officeooo:paragraph-rsid="00047b4c" style:font-size-asian="10pt" style:font-size-complex="10pt"/>
    </style:style>
    <style:style style:name="P3" style:family="paragraph" style:parent-style-name="Table_20_Contents">
      <style:paragraph-properties fo:line-height="100%"/>
      <style:text-properties style:font-name="Arial"/>
    </style:style>
    <style:style style:name="P4" style:family="paragraph" style:parent-style-name="Table_20_Contents">
      <style:paragraph-properties fo:line-height="100%"/>
      <style:text-properties style:font-name="Arial" fo:font-weight="bold" officeooo:rsid="00175252" officeooo:paragraph-rsid="00175252" style:font-weight-asian="bold" style:font-weight-complex="bold"/>
    </style:style>
    <style:style style:name="P5" style:family="paragraph" style:parent-style-name="Table_20_Contents">
      <style:paragraph-properties fo:line-height="100%"/>
      <style:text-properties style:font-name="Arial" officeooo:rsid="00175252" officeooo:paragraph-rsid="00175252"/>
    </style:style>
    <style:style style:name="P6" style:family="paragraph" style:parent-style-name="Standard">
      <style:paragraph-properties fo:line-height="150%"/>
      <style:text-properties style:font-name="Arial" fo:font-size="2pt" fo:language="en" fo:country="US" officeooo:rsid="0004af94" officeooo:paragraph-rsid="00047b4c" style:font-size-asian="1.75pt" style:font-size-complex="2pt"/>
    </style:style>
    <style:style style:name="P7" style:family="paragraph" style:parent-style-name="Standard">
      <style:paragraph-properties fo:line-height="150%"/>
      <style:text-properties style:font-name="Arial" fo:language="en" fo:country="US" fo:font-weight="bold" officeooo:rsid="0021c4f4" officeooo:paragraph-rsid="0021c4f4" style:font-weight-asian="bold" style:font-weight-complex="bold"/>
    </style:style>
    <style:style style:name="P8" style:family="paragraph" style:parent-style-name="Standard" style:list-style-name="L1">
      <style:paragraph-properties fo:line-height="150%"/>
      <style:text-properties style:font-name="Arial" fo:language="en" fo:country="US" fo:font-weight="bold" officeooo:rsid="0004dca2" officeooo:paragraph-rsid="0004dca2" style:font-weight-asian="bold" style:font-weight-complex="bold"/>
    </style:style>
    <style:style style:name="P9" style:family="paragraph" style:parent-style-name="Standard" style:list-style-name="L1">
      <style:paragraph-properties fo:line-height="150%"/>
      <style:text-properties style:font-name="Arial" fo:language="en" fo:country="US" fo:font-weight="bold" officeooo:rsid="0021c4f4" officeooo:paragraph-rsid="0021c4f4" style:font-weight-asian="bold" style:font-weight-complex="bold"/>
    </style:style>
    <style:style style:name="P10" style:family="paragraph" style:parent-style-name="Standard" style:list-style-name="L1">
      <style:paragraph-properties fo:line-height="150%"/>
      <style:text-properties style:font-name="Arial" fo:language="en" fo:country="US" fo:font-weight="normal" officeooo:rsid="0005a7b2" officeooo:paragraph-rsid="0005a7b2" style:font-weight-asian="normal" style:font-weight-complex="normal"/>
    </style:style>
    <style:style style:name="P11" style:family="paragraph" style:parent-style-name="Standard" style:list-style-name="L1">
      <style:paragraph-properties fo:line-height="150%"/>
      <style:text-properties style:font-name="Arial" fo:language="en" fo:country="US" fo:font-weight="normal" officeooo:rsid="0021c4f4" officeooo:paragraph-rsid="0021c4f4" style:font-weight-asian="normal" style:font-weight-complex="normal"/>
    </style:style>
    <style:style style:name="P12" style:family="paragraph" style:parent-style-name="Standard" style:list-style-name="L1">
      <style:paragraph-properties fo:line-height="150%"/>
      <style:text-properties style:font-name="Arial" fo:language="en" fo:country="US" fo:font-weight="normal" officeooo:rsid="0019714e" officeooo:paragraph-rsid="0019714e" style:font-weight-asian="normal" style:font-weight-complex="normal"/>
    </style:style>
    <style:style style:name="P13" style:family="paragraph" style:parent-style-name="Standard" style:list-style-name="L1">
      <style:paragraph-properties fo:line-height="150%"/>
      <style:text-properties style:font-name="Arial" fo:language="en" fo:country="US" fo:font-weight="normal" officeooo:rsid="00230979" officeooo:paragraph-rsid="00230979" style:font-weight-asian="normal" style:font-weight-complex="normal"/>
    </style:style>
    <style:style style:name="P14" style:family="paragraph" style:parent-style-name="Standard" style:list-style-name="L1">
      <style:paragraph-properties fo:line-height="150%"/>
      <style:text-properties style:font-name="Arial" fo:language="en" fo:country="US" fo:font-weight="normal" officeooo:rsid="0023bddd" officeooo:paragraph-rsid="0023bddd" style:font-weight-asian="normal" style:font-weight-complex="normal"/>
    </style:style>
    <style:style style:name="P15" style:family="paragraph" style:parent-style-name="Standard" style:list-style-name="L1">
      <style:paragraph-properties fo:line-height="150%"/>
      <style:text-properties style:font-name="Arial" fo:language="en" fo:country="US" fo:font-weight="normal" officeooo:rsid="00150106" officeooo:paragraph-rsid="00150106" style:font-weight-asian="normal" style:font-weight-complex="normal"/>
    </style:style>
    <style:style style:name="P16" style:family="paragraph" style:parent-style-name="Standard" style:list-style-name="L1">
      <style:paragraph-properties fo:line-height="150%"/>
      <style:text-properties style:font-name="Arial" fo:language="en" fo:country="US" fo:font-weight="normal" officeooo:rsid="00262a00" officeooo:paragraph-rsid="00262a00" style:font-weight-asian="normal" style:font-weight-complex="normal"/>
    </style:style>
    <style:style style:name="P17" style:family="paragraph" style:parent-style-name="Standard" style:list-style-name="L1">
      <style:paragraph-properties fo:line-height="150%"/>
      <style:text-properties style:font-name="Courier New" fo:language="en" fo:country="US" fo:font-weight="normal" officeooo:rsid="0023bddd" officeooo:paragraph-rsid="0023bddd" style:font-weight-asian="normal" style:font-weight-complex="normal"/>
    </style:style>
    <style:style style:name="P18" style:family="paragraph" style:parent-style-name="Standard" style:list-style-name="L1">
      <style:paragraph-properties fo:line-height="150%"/>
      <style:text-properties style:font-name="Courier New" fo:language="en" fo:country="US" fo:font-weight="normal" officeooo:rsid="00262a00" officeooo:paragraph-rsid="00262a00" style:font-weight-asian="normal" style:font-weight-complex="normal"/>
    </style:style>
    <style:style style:name="T1" style:family="text">
      <style:text-properties officeooo:rsid="0021174b"/>
    </style:style>
    <style:style style:name="T2" style:family="text">
      <style:text-properties officeooo:rsid="001f7992"/>
    </style:style>
    <style:style style:name="T3" style:family="text">
      <style:text-properties officeooo:rsid="0021c4f4"/>
    </style:style>
    <style:style style:name="T4" style:family="text">
      <style:text-properties officeooo:rsid="00230979"/>
    </style:style>
    <style:style style:name="T5" style:family="text">
      <style:text-properties style:font-name="Courier New"/>
    </style:style>
    <style:style style:name="T6" style:family="text">
      <style:text-properties style:font-name="Courier New" officeooo:rsid="0023bddd"/>
    </style:style>
    <style:style style:name="T7" style:family="text">
      <style:text-properties fo:color="#ffffff" loext:opacity="100%" fo:font-weight="bold" fo:background-color="#000000" loext:char-shading-value="0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62a00"/>
    </style:style>
    <style:style style:name="T10" style:family="text">
      <style:text-properties officeooo:rsid="0023bddd"/>
    </style:style>
    <style:style style:name="T11" style:family="text">
      <style:text-properties officeooo:rsid="0027100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3.5cm" fo:text-indent="-1.499cm" fo:margin-left="3.5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5.5cm" fo:text-indent="-2.499cm" fo:margin-left="5.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list xml:id="list566139380" text:style-name="L1">
        <text:list-item>
          <text:p text:style-name="P8">RUN</text:p>
          <text:list>
            <text:list-item>
              <text:p text:style-name="P10">This application <text:span text:style-name="T3">was</text:span><text:span text:style-name="T2"> made </text:span><text:span text:style-name="T3">to create big amounts of random data for your SQL table.</text:span></text:p>
            </text:list-item>
            <text:list-item>
              <text:p text:style-name="P11">A full SQL can be very useful for the development stage and this app will make it easy and fast to generate entries.</text:p>
            </text:list-item>
            <text:list-item>
              <text:p text:style-name="P11">The RUN option will read the script.txt file.</text:p>
            </text:list-item>
            <text:list-item>
              <text:p text:style-name="P12"/>
            </text:list-item>
          </text:list>
        </text:list-item>
      </text:list>
      <text:p text:style-name="P7"/>
      <text:list xml:id="list141403232664405" text:continue-numbering="true" text:style-name="L1">
        <text:list-item>
          <text:p text:style-name="P9">CSV -&gt; SQL</text:p>
          <text:list>
            <text:list-item>
              <text:p text:style-name="P11">Takes a CSV file and translates it to SQL.</text:p>
            </text:list-item>
          </text:list>
        </text:list-item>
      </text:list>
      <text:p text:style-name="P7"/>
      <text:list xml:id="list141402879746921" text:continue-numbering="true" text:style-name="L1">
        <text:list-item>
          <text:p text:style-name="P9">EDIT SCRIPT</text:p>
          <text:list>
            <text:list-item>
              <text:p text:style-name="P11">Edits the script that helps you generate random SQL data.</text:p>
            </text:list-item>
            <text:list-item>
              <text:p text:style-name="P11">Write the script according to the following instructions:</text:p>
            </text:list-item>
            <text:list-item>
              <text:p text:style-name="P11"><text:span text:style-name="T7">TABLE_NAME</text:span> – this function sets <text:span text:style-name="T4">the name of the table you are filling. The function has 1 argument:</text:span></text:p>
              <text:list>
                <text:list-item>
                  <text:p text:style-name="P11">Name – <text:span text:style-name="T4">the name of the table.</text:span></text:p>
                </text:list-item>
              </text:list>
            </text:list-item>
            <text:list-item>
              <text:p text:style-name="P11"><text:span text:style-name="T7">FIELD</text:span> – <text:span text:style-name="T4">the field function has 3 arguments, field name, source file, and data type.</text:span></text:p>
              <text:list>
                <text:list-item>
                  <text:p text:style-name="P13"><text:span text:style-name="T8">Field Name</text:span> – the name of the field, for example: First name, Address, Password, Phone number, etc.</text:p>
                </text:list-item>
                <text:list-item>
                  <text:p text:style-name="P13"><text:span text:style-name="T8">Source File</text:span> – a file for random data. For example: (M, F), A list of names, a list of random phone numbers, addresses, numbers, etc.</text:p>
                </text:list-item>
                <text:list-item>
                  <text:p text:style-name="P13"><text:span text:style-name="T8">Data Type</text:span> – VARCHAR or NUMBER.</text:p>
                </text:list-item>
              </text:list>
            </text:list-item>
            <text:list-item>
              <text:p text:style-name="P14">Example:</text:p>
              <text:list>
                <text:list-item>
                  <text:p text:style-name="P14"><text:span text:style-name="T9">Go to EDIT SCRIPT</text:span>.</text:p>
                </text:list-item>
                <text:list-item>
                  <text:p text:style-name="P14">Insert the following script into the text file:<text:line-break/><text:span text:style-name="T5">TABLE_NAME(Users)</text:span></text:p>
                  <text:p text:style-name="P17">FIELD(name, names.txt, VARCHAR)</text:p>
                  <text:p text:style-name="P17"><text:soft-page-break/>FIELD(gender, genders.txt, VARCHAR)</text:p>
                  <text:p text:style-name="P17">FIELD(age, numbers.txt, NUMBER)</text:p>
                </text:list-item>
                <text:list-item>
                  <text:p text:style-name="P14">Now go to the resource folder <text:span text:style-name="T9">and make the 3 txt files:</text:span></text:p>
                  <text:list>
                    <text:list-item>
                      <text:p text:style-name="P14">names.txt</text:p>
                    </text:list-item>
                    <text:list-item>
                      <text:p text:style-name="P16">genders.txt</text:p>
                    </text:list-item>
                    <text:list-item>
                      <text:p text:style-name="P16">numbers.txt</text:p>
                    </text:list-item>
                  </text:list>
                </text:list-item>
                <text:list-item>
                  <text:p text:style-name="P16">Fill each file so every value is a new row.</text:p>
                </text:list-item>
                <text:list-item>
                  <text:p text:style-name="P16">Now hit RUN.</text:p>
                </text:list-item>
                <text:list-item>
                  <text:p text:style-name="P16">The program should make the following SQL code with random values, N times. Where N is set by the settings file. The values are taken from <text:span text:style-name="T11">the 3 txt files.</text:span></text:p>
                  <text:p text:style-name="P18">INSERT INTO <text:span text:style-name="T10">Users </text:span>VALUES('John', 'Doe', 'Male', 25);</text:p>
                </text:list-item>
              </text:list>
            </text:list-item>
          </text:list>
          <text:p text:style-name="P8"/>
        </text:list-item>
        <text:list-item>
          <text:p text:style-name="P8">SETTINGS</text:p>
          <text:list>
            <text:list-item>
              <text:p text:style-name="P12">Fill the settings.txt file according to the provided example:</text:p>
            </text:list-item>
            <text:list-item>
              <text:p text:style-name="P12">Work folder &gt; C:\Users\<text:span text:style-name="T11">Vlad</text:span>\<text:span text:style-name="T11">Projects</text:span>\SQL-Random-Data-Generator\Work folder</text:p>
            </text:list-item>
            <text:list-item>
              <text:p text:style-name="P12">Generate values &gt; 100</text:p>
            </text:list-item>
          </text:list>
          <text:p text:style-name="P12"/>
        </text:list-item>
        <text:list-item>
          <text:p text:style-name="P8">HELP</text:p>
          <text:list>
            <text:list-item>
              <text:p text:style-name="P15">Open the help file</text:p>
            </text:list-item>
          </text:list>
          <text:p text:style-name="P15"/>
        </text:list-item>
        <text:list-item>
          <text:p text:style-name="P8">EXIT</text:p>
          <text:list>
            <text:list-item>
              <text:p text:style-name="P15">Exist the application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avid CLM" svg:font-family="'David CLM'" style:font-family-generic="system" style:font-pitch="variable"/>
    <style:font-face style:name="David CLM1" svg:font-family="'David CLM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avid CLM1" style:font-family-complex="'David CLM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David CLM" style:font-family-complex="'David CLM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69cm" style:rel-column-width="10369*"/>
    </style:style>
    <style:style style:name="Table1.B" style:family="table-column">
      <style:table-column-properties style:column-width="6.703cm" style:rel-column-width="25838*"/>
    </style:style>
    <style:style style:name="Table1.C" style:family="table-column">
      <style:table-column-properties style:column-width="7.608cm" style:rel-column-width="2932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Header">
      <style:text-properties fo:font-size="2pt" style:font-size-asian="1.75pt" style:font-size-complex="2pt"/>
    </style:style>
    <style:style style:name="MP2" style:family="paragraph" style:parent-style-name="Footer">
      <style:text-properties style:font-name="Arial" fo:font-size="10pt" fo:language="en" fo:country="US" officeooo:rsid="00047b4c" officeooo:paragraph-rsid="00047b4c" style:font-size-asian="10pt" style:font-size-complex="10pt"/>
    </style:style>
    <style:style style:name="MP3" style:family="paragraph" style:parent-style-name="Table_20_Contents">
      <style:paragraph-properties fo:line-height="100%"/>
      <style:text-properties style:font-name="Arial"/>
    </style:style>
    <style:style style:name="MP4" style:family="paragraph" style:parent-style-name="Table_20_Contents">
      <style:paragraph-properties fo:line-height="100%"/>
      <style:text-properties style:font-name="Arial" fo:font-weight="bold" officeooo:rsid="00175252" officeooo:paragraph-rsid="00175252" style:font-weight-asian="bold" style:font-weight-complex="bold"/>
    </style:style>
    <style:style style:name="MP5" style:family="paragraph" style:parent-style-name="Table_20_Contents">
      <style:paragraph-properties fo:line-height="100%"/>
      <style:text-properties style:font-name="Arial" officeooo:rsid="00175252" officeooo:paragraph-rsid="00175252"/>
    </style:style>
    <style:style style:name="MT1" style:family="text">
      <style:text-properties officeooo:rsid="0021174b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196856896">
            <table:table-cell table:style-name="Table1.A1" table:number-rows-spanned="4" office:value-type="string">
              <text:p text:style-name="MP3"><draw:frame draw:style-name="Mfr1" draw:name="Image1" text:anchor-type="char" svg:width="2.496cm" svg:height="2.496cm" draw:z-index="1"><draw:image xlink:href="Pictures/10000001000001F4000001F4183F6757BD4E35FC.png" xlink:type="simple" xlink:show="embed" xlink:actuate="onLoad" draw:mime-type="image/png"/></draw:frame></text:p>
            </table:table-cell>
            <table:table-cell table:style-name="Table1.A1" office:value-type="string">
              <text:p text:style-name="MP4">Document Title</text:p>
            </table:table-cell>
            <table:table-cell table:style-name="Table1.C1" office:value-type="string">
              <text:p text:style-name="MP5">Application Guide</text:p>
            </table:table-cell>
          </table:table-row>
          <table:table-row table:style-name="TableLine196855528">
            <table:covered-table-cell table:style-name="Table1.A1"/>
            <table:table-cell table:style-name="Table1.B2" office:value-type="string">
              <text:p text:style-name="MP4">Application Name</text:p>
            </table:table-cell>
            <table:table-cell table:style-name="Table1.C2" office:value-type="string">
              <text:p text:style-name="MP5">SQL-Random-Data-Generator</text:p>
            </table:table-cell>
          </table:table-row>
          <table:table-row table:style-name="TableLine196858568">
            <table:covered-table-cell table:style-name="Table1.A1"/>
            <table:table-cell table:style-name="Table1.B2" office:value-type="string">
              <text:p text:style-name="MP4">Version</text:p>
            </table:table-cell>
            <table:table-cell table:style-name="Table1.C2" office:value-type="string">
              <text:p text:style-name="MP5"><text:span text:style-name="MT1">4</text:span>.0</text:p>
            </table:table-cell>
          </table:table-row>
          <table:table-row table:style-name="TableLine196858720">
            <table:covered-table-cell table:style-name="Table1.A1"/>
            <table:table-cell table:style-name="Table1.B2" office:value-type="string">
              <text:p text:style-name="MP4">Written By</text:p>
            </table:table-cell>
            <table:table-cell table:style-name="Table1.C2" office:value-type="string">
              <text:p text:style-name="MP5">Vlad Feldfix</text:p>
            </table:table-cell>
          </table:table-row>
        </table:table>
        <text:p text:style-name="MP1"/>
      </style:header>
      <style:footer>
        <text:p text:style-name="MP2">Page <text:page-number text:select-page="current">1</text:page-number><text:s/>of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8T09:33:54.708000000</meta:creation-date>
    <dc:date>2023-08-20T14:14:02.401000000</dc:date>
    <meta:editing-duration>PT1H44M23S</meta:editing-duration>
    <meta:editing-cycles>20</meta:editing-cycles>
    <meta:generator>LibreOffice/7.2.6.2$Windows_x86 LibreOffice_project/b0ec3a565991f7569a5a7f5d24fed7f52653d754</meta:generator>
    <meta:document-statistic meta:table-count="1" meta:image-count="1" meta:object-count="0" meta:page-count="2" meta:paragraph-count="47" meta:word-count="328" meta:character-count="1946" meta:non-whitespace-character-count="1624"/>
  </office:meta>
</office:document-meta>
</file>